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tyle:font-face style:name="Open Sans1" svg:font-family="'Open Sans', serif"/>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fo:font-variant="normal" fo:text-transform="none" fo:color="#111111" style:font-name="roboto" fo:font-size="16.5pt" fo:letter-spacing="normal" fo:font-style="normal" fo:font-weight="bold" officeooo:rsid="001ea03c" officeooo:paragraph-rsid="001ea03c" style:font-weight-asian="bold" style:font-weight-complex="bold"/>
    </style:style>
    <style:style style:name="P2" style:family="paragraph" style:parent-style-name="Text_20_body">
      <style:paragraph-properties fo:text-align="center" style:justify-single-word="false"/>
      <style:text-properties fo:font-variant="normal" fo:text-transform="none" fo:color="#111111" style:font-name="roboto" fo:font-size="14pt" fo:letter-spacing="normal" fo:font-style="normal" fo:font-weight="normal" officeooo:rsid="001ea03c" officeooo:paragraph-rsid="001ea03c" style:font-size-asian="12.25pt" style:font-weight-asian="normal" style:font-size-complex="14pt" style:font-weight-complex="normal"/>
    </style:style>
    <style:style style:name="P3" style:family="paragraph" style:parent-style-name="Text_20_body">
      <style:text-properties fo:font-variant="normal" fo:text-transform="none" fo:color="#222222" style:font-name="Open Sans" fo:font-size="12.75pt" fo:letter-spacing="normal" fo:font-style="normal" fo:font-weight="normal" officeooo:rsid="001ea03c" officeooo:paragraph-rsid="001ea03c"/>
    </style:style>
    <style:style style:name="P4" style:family="paragraph" style:parent-style-name="Text_20_body">
      <style:paragraph-properties fo:text-align="start" style:justify-single-word="false"/>
      <style:text-properties fo:font-variant="normal" fo:text-transform="none" fo:color="#222222" style:font-name="Open Sans" fo:font-size="12.75pt" fo:letter-spacing="normal" fo:font-style="normal" fo:font-weight="normal" officeooo:rsid="001ea03c" officeooo:paragraph-rsid="001ea03c" style:font-weight-asian="normal" style:font-weight-complex="normal"/>
    </style:style>
    <style:style style:name="P5" style:family="paragraph" style:parent-style-name="Text_20_body">
      <style:paragraph-properties fo:text-align="start" style:justify-single-word="false"/>
      <style:text-properties fo:font-variant="normal" fo:text-transform="none" fo:color="#303030" style:font-name="Open Sans1" fo:font-size="15pt" fo:letter-spacing="normal" fo:font-style="normal" fo:font-weight="bold" officeooo:rsid="001ea03c" officeooo:paragraph-rsid="001ea03c" style:font-size-asian="15pt" style:font-weight-asian="bold" style:font-size-complex="15pt" style:font-weight-complex="bold"/>
    </style:style>
    <style:style style:name="P6" style:family="paragraph" style:parent-style-name="Text_20_body">
      <style:paragraph-properties fo:margin-left="0in" fo:margin-right="0in" fo:margin-top="0in" fo:margin-bottom="0.2709in" loext:contextual-spacing="false" style:line-height-at-least="0.3228in" fo:orphans="2" fo:widows="2" fo:text-indent="0in" style:auto-text-indent="false"/>
      <style:text-properties fo:font-variant="normal" fo:text-transform="none" fo:color="#222222" style:font-name="Open Sans" fo:font-size="12.75pt" fo:letter-spacing="normal" fo:font-style="normal" fo:font-weight="normal"/>
    </style:style>
    <style:style style:name="P7" style:family="paragraph" style:parent-style-name="Standard">
      <style:text-properties officeooo:rsid="001ea03c" officeooo:paragraph-rsid="001ea03c"/>
    </style:style>
    <style:style style:name="P8" style:family="paragraph" style:parent-style-name="Heading_20_3">
      <style:paragraph-properties fo:text-align="center" style:justify-single-word="false"/>
      <style:text-properties fo:font-variant="normal" fo:text-transform="none" fo:color="#111111" style:font-name="roboto" fo:font-size="16.5pt" fo:letter-spacing="normal" fo:font-style="normal" fo:font-weight="bold" officeooo:rsid="001ea03c" officeooo:paragraph-rsid="001ea03c"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3">PM2.5/PM10 sensor (SDS011)</text:h>
      <text:p text:style-name="P2"/>
      <text:p text:style-name="P3">Particle pollution, also called particulate matter (or PM), is a mixture of solid particles and liquid droplets floating in the air. Some particles are released directly from a specific source, while others are formed in complicated chemical reactions in the atmosphere.</text:p>
      <text:p text:style-name="P6">The PM2.5/PM10 sensor connected across CON1 was developed by INOVAFIT, which is a spin-off from University of Jinan, China. It uses the principle of laser scattering in the air, and can detect suspended particulate matter concentration ranging from 0.3 to 10 microns. Data collected by the sensor is stable and reliable. SDS011 sensor is connected to UART port (TX and RX) of Arduino Uno board.</text:p>
      <text:p text:style-name="P7"/>
      <text:h text:style-name="P8" text:outline-level="3">Gas sensor (MQ135)</text:h>
      <text:p text:style-name="P1"/>
      <text:p text:style-name="P4">Sensitive material of the sensor is tin-dioxide, whose conductivity increases with the concentration of gas. Change in conductivity is converted into output voltage signal, which varies corresponding to the concentration of combustible gas. MQ135 is highly sensitive to ammonia, sulphide and benzene steams, smoke and other harmful gases. It is a low-cost sensor, suitable for different applications. Output of the gas sensor is connected to analogue input pin A3 of Arduino Uno board through connector CON2.</text:p>
      <text:p text:style-name="P4"/>
      <text:p text:style-name="P5">Detect/Measure: NH3, NOx, alcohol, Benzene, smoke, CO2, etc.</text:p>
      <text:p text:style-name="P5"/>
      <text:h text:style-name="P8" text:outline-level="3">Temperature and humidity sensor (DHT11)</text:h>
      <text:p text:style-name="P1"/>
      <text:p text:style-name="P6">This composite sensor contains calibrated digital signal outputs of temperature and humidity. Connected to connector CON3, it includes a resistive-type <text:soft-page-break/>humidity measurement component and an NTC temperature-measurement device. Its output pin is connected to digital pin 5 of Arduino Uno board. It is a relatively inexpensive sensor for its performance.</text:p>
      <text:p text:style-name="P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tyle:font-face style:name="Open Sans1" svg:font-family="'Open Sans', serif"/>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6T18:12:53.326257468</meta:creation-date>
    <dc:date>2020-01-26T18:16:53.898194057</dc:date>
    <meta:editing-duration>PT4M</meta:editing-duration>
    <meta:editing-cycles>3</meta:editing-cycles>
    <meta:generator>LibreOffice/6.2.8.2$Linux_X86_64 LibreOffice_project/20$Build-2</meta:generator>
    <meta:document-statistic meta:table-count="0" meta:image-count="0" meta:object-count="0" meta:page-count="2" meta:paragraph-count="8" meta:word-count="251" meta:character-count="1666" meta:non-whitespace-character-count="1423"/>
  </office:meta>
</office:document-meta>
</file>